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chitestshead.js" table:style-name="ta1"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 table:number-columns-repeated="20"/>
          <table:table-cell table:number-columns-repeated="35" office:value-type="string" calcext:value-type="string">
            <text:p>chrome://mochitests/content/browser/browser/components/places/tests/browser/head.js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table:number-columns-repeated="20"/>
          <table:table-cell table:number-columns-repeated="35" office:value-type="float" office:value="470" calcext:value-type="float">
            <text:p>47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0:39:12.550000000</dc:date>
    <meta:editing-duration>PT1M4S</meta:editing-duration>
    <meta:editing-cycles>1</meta:editing-cycles>
    <meta:document-statistic meta:table-count="1" meta:cell-count="622" meta:object-count="0"/>
    <meta:generator>LibreOffice/5.1.0.3$Windows_x86 LibreOffice_project/5e3e00a007d9b3b6efb6797a8b8e57b51ab1f737</meta:generator>
  </office:meta>
</office:document-meta>
</file>